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6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పువ్వులాగో లేద ఆకులాగో నాకు జన్మిచ్చి నీ పూజకు జేర్చరాదే!</text:p>
      <text:p text:style-name="P1">శివయ్య! నీ కాలి ధూలి స్పర్ష నాకు నొసగి నా జన్మ ధన్యంబు జేయరాదే! || 1 ||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15:10:57.712824757</meta:creation-date>
    <dc:date>2023-12-24T15:16:10.513213671</dc:date>
    <meta:editing-duration>PT5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2" meta:character-count="76" meta:non-whitespace-character-count="56"/>
  </office:meta>
</office:document-meta>
</file>